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efe5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officeooo:rsid="000a14f6"/>
    </style:style>
    <style:style style:name="T69" style:family="text">
      <style:text-properties officeooo:rsid="005714b7"/>
    </style:style>
    <style:style style:name="T70" style:family="text">
      <style:text-properties officeooo:rsid="00880dbe"/>
    </style:style>
    <style:style style:name="T71" style:family="text">
      <style:text-properties officeooo:rsid="007c6d62"/>
    </style:style>
    <style:style style:name="T72" style:family="text">
      <style:text-properties officeooo:rsid="00836784"/>
    </style:style>
    <style:style style:name="T73" style:family="text">
      <style:text-properties officeooo:rsid="01e21ff5"/>
    </style:style>
    <style:style style:name="T74" style:family="text">
      <style:text-properties officeooo:rsid="0233449b"/>
    </style:style>
    <style:style style:name="T75" style:family="text">
      <style:text-properties officeooo:rsid="02317916"/>
    </style:style>
    <style:style style:name="T76" style:family="text">
      <style:text-properties officeooo:rsid="023d18e5"/>
    </style:style>
    <style:style style:name="T77" style:family="text">
      <style:text-properties officeooo:rsid="02867bcd"/>
    </style:style>
    <style:style style:name="T78" style:family="text">
      <style:text-properties officeooo:rsid="0063a409"/>
    </style:style>
    <style:style style:name="T79" style:family="text">
      <style:text-properties style:font-name="EB Garamond 12 All SC" fo:font-style="normal" officeooo:rsid="032f4d78" style:font-style-asian="normal" style:font-style-complex="normal"/>
    </style:style>
    <style:style style:name="T80" style:family="text">
      <style:text-properties style:font-name="EB Garamond 12 All SC" fo:font-style="normal" officeooo:rsid="033d7c9b" style:font-style-asian="normal" style:font-style-complex="normal"/>
    </style:style>
    <style:style style:name="T81" style:family="text">
      <style:text-properties style:font-name="EB Garamond 12 All SC" fo:font-style="normal" officeooo:rsid="033e9fb4" style:font-style-asian="normal" style:font-style-complex="normal"/>
    </style:style>
    <style:style style:name="T82" style:family="text">
      <style:text-properties officeooo:rsid="0340943a"/>
    </style:style>
    <style:style style:name="T83" style:family="text">
      <style:text-properties officeooo:rsid="0342108c"/>
    </style:style>
    <style:style style:name="T84" style:family="text">
      <style:text-properties officeooo:rsid="03430102"/>
    </style:style>
    <style:style style:name="T85" style:family="text">
      <style:text-properties officeooo:rsid="03432058"/>
    </style:style>
    <style:style style:name="T86" style:family="text">
      <style:text-properties officeooo:rsid="0344d082"/>
    </style:style>
    <style:style style:name="T87" style:family="text">
      <style:text-properties officeooo:rsid="034a2232"/>
    </style:style>
    <style:style style:name="T88" style:family="text">
      <style:text-properties officeooo:rsid="034f9051"/>
    </style:style>
    <style:style style:name="T89" style:family="text">
      <style:text-properties officeooo:rsid="0350d3c0"/>
    </style:style>
    <style:style style:name="T9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77">8</text:span></text:p>
      <text:p text:style-name="P25"/>
      <text:p text:style-name="P25"/>
      <text:p text:style-name="P21">© 201<text:span text:style-name="T77">8</text:span> by Wolfgang Skala. This edition is licensed under the<text:span text:style-name="T87"><text:line-break/></text:span>Creative Commons Attribution<text:span text:style-name="T70">-NonCommercial-ShareAlike</text:span> 4.0 International License.<text:span text:style-name="T87"><text:line-break/></text:span>To view a copy of this license, visit http://creativecommons.org/licenses/by<text:span text:style-name="T71">-nc-sa</text:span>/4.0/.</text:p>
      <text:p text:style-name="P20"/>
      <text:p text:style-name="P22">Music engraving by LilyPond 2.18.0 (http://www.lilypond.org).<text:span text:style-name="T69"><text:line-break/>Front matter</text:span> typeset with EB Garamond (http://www.georgduffner.at/ebgaramond).</text:p>
      <text:p text:style-name="P25"/>
      <text:p text:style-name="P19">First <text:span text:style-name="T73">version</text:span>, <text:span text:style-name="T82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7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88">9</text:span>-D-<text:span text:style-name="T88">3</text:span>).</text:p>
      <text:p text:style-name="P5"/>
      <text:p text:style-name="P7">In general, this edition closely follows the autograph. Any changes <text:span text:style-name="T68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76"> clno, clarino; Ms, manuscript; o</text:span>rg, basses and organ; <text:span text:style-name="T76">r, rest;</text:span> S,<text:span text:style-name="T89"> </text:span>soprano; T<text:span text:style-name="T72">, </text:span>tenor; <text:span text:style-name="T90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8th sixteenth in Ms: c″16</text:span><text:span text:style-name="T67"><text:line-break/>58<text:tab/>vl 2<text:tab/>5th eighth in Ms: f′8</text:span><text:span text:style-name="T16"><text:line-break/><text:line-break/></text:span><text:soft-page-break/><text:span text:style-name="T16"><text:line-break/><text:line-break/></text:span><text:span text:style-name="T79">c r e d o</text:span>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80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81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5">wolfgang</text:span> (at) <text:span text:style-name="T74">esser-skala</text:span>.at<text:span text:style-name="T75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87"><text:line-break/></text:span>C O N T E N T S</text:p>
      <text:p text:style-name="P24"/>
      <text:p text:style-name="P23"/>
      <text:p text:style-name="P18"><text:span text:style-name="T83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84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85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85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86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7T22:06:39.021617158</dc:date>
    <dc:creator>Wolfgang Skala</dc:creator>
    <meta:editing-duration>P9DT11H2M59S</meta:editing-duration>
    <meta:editing-cycles>813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718" meta:character-count="3758" meta:non-whitespace-character-count="3024"/>
  </office:meta>
</office:document-meta>
</file>